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dce" officeooo:paragraph-rsid="00154dce"/>
    </style:style>
    <style:style style:name="P2" style:family="paragraph" style:parent-style-name="Standard">
      <style:paragraph-properties fo:break-before="page"/>
      <style:text-properties officeooo:rsid="00154dce" officeooo:paragraph-rsid="00154dce"/>
    </style:style>
    <style:style style:name="P3" style:family="paragraph"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gr1" style:family="graphic">
      <style:graphic-properties draw:fill-color="#66cc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99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cc00" draw:textarea-horizontal-align="justify" draw:textarea-vertical-align="middle" draw:auto-grow-height="false" fo:min-height="1.3335in" fo:min-width="4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justify" draw:textarea-vertical-align="middle" draw:auto-grow-height="false" fo:min-height="0.4165in" fo:min-width="3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165in" fo:min-width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65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165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5000b" draw:textarea-horizontal-align="justify" draw:textarea-vertical-align="middle" draw:auto-grow-height="false" fo:min-height="0.4165in" fo:min-width="2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66cc00" draw:textarea-horizontal-align="justify" draw:textarea-vertical-align="middle" draw:auto-grow-height="false" fo:min-height="1.6827in" fo:min-width="3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4" svg:width="1.365in" svg:height="0.4689in" svg:x="1.0839in" svg:y="1.3382in"><text:p text:style-name="P3">Play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4" svg:width="1.365in" svg:height="0.4689in" svg:x="1.0839in" svg:y="2.2028in"><text:p text:style-name="P3">Configure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4" svg:width="1.365in" svg:height="0.4689in" svg:x="1.0736in" svg:y="3.0047in"><text:p text:style-name="P3">Quit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5" svg:width="1.365in" svg:height="0.4689in" svg:x="1.1047in" svg:y="0.6193in"><text:p text:style-name="P3">Main menu</text:p><draw:enhanced-geometry svg:viewBox="0 0 21600 21600" draw:type="rectangle" draw:enhanced-path="M 0 0 L 21600 0 21600 21600 0 21600 0 0 Z N"/></draw:custom-shape><draw:custom-shape text:anchor-type="paragraph" draw:z-index="4" draw:style-name="gr3" draw:text-style-name="P4" svg:width="4.4169in" svg:height="1.3335in" svg:x="1.0217in" svg:y="5.5984in"><text:p text:style-name="P3">Character selection list</text:p><text:p text:style-name="P3">(with possibly an image on the side)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4" svg:width="1.365in" svg:height="0.4689in" svg:x="1.011in" svg:y="7.1299in"><text:p text:style-name="P3">Back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5" svg:width="1.365in" svg:height="0.4689in" svg:x="1.0425in" svg:y="4.8799in"><text:p text:style-name="P3">Character select</text:p><draw:enhanced-geometry svg:viewBox="0 0 21600 21600" draw:type="rectangle" draw:enhanced-path="M 0 0 L 21600 0 21600 21600 0 21600 0 0 Z N"/></draw:custom-shape><draw:custom-shape text:anchor-type="paragraph" draw:z-index="7" draw:style-name="gr4" draw:text-style-name="P3" svg:width="1.7504in" svg:height="0.4169in" svg:x="2.7091in" svg:y="1.3484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8" draw:style-name="gr4" draw:text-style-name="P3" svg:width="1.7504in" svg:height="0.4169in" svg:x="2.6882in" svg:y="2.2339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9" draw:style-name="gr5" draw:text-style-name="P6" svg:width="1.7504in" svg:height="0.4169in" svg:x="2.6882in" svg:y="3.0154in"><text:p text:style-name="P3">→ Exit game</text:p><draw:enhanced-geometry svg:viewBox="0 0 21600 21600" draw:type="rectangle" draw:enhanced-path="M 0 0 L 21600 0 21600 21600 0 21600 0 0 Z N"/></draw:custom-shape><draw:custom-shape text:anchor-type="paragraph" draw:z-index="10" draw:style-name="gr6" draw:text-style-name="P7" svg:width="3.1461in" svg:height="0.4169in" svg:x="2.6984in" svg:y="0.6193in"><text:p text:style-name="P3">(reachable with ESC* at any time)</text:p><draw:enhanced-geometry svg:viewBox="0 0 21600 21600" draw:type="rectangle" draw:enhanced-path="M 0 0 L 21600 0 21600 21600 0 21600 0 0 Z N"/></draw:custom-shape><draw:custom-shape text:anchor-type="paragraph" draw:z-index="11" draw:style-name="gr1" draw:text-style-name="P4" svg:width="1.365in" svg:height="0.4689in" svg:x="2.5425in" svg:y="7.1091in"><text:p text:style-name="P3">Join game</text:p><draw:enhanced-geometry svg:viewBox="0 0 21600 21600" draw:type="rectangle" draw:enhanced-path="M 0 0 L 21600 0 21600 21600 0 21600 0 0 Z N"/></draw:custom-shape><draw:custom-shape text:anchor-type="paragraph" draw:z-index="12" draw:style-name="gr1" draw:text-style-name="P4" svg:width="1.365in" svg:height="0.4689in" svg:x="4.0945in" svg:y="7.1091in"><text:p text:style-name="P3">Create game</text:p><draw:enhanced-geometry svg:viewBox="0 0 21600 21600" draw:type="rectangle" draw:enhanced-path="M 0 0 L 21600 0 21600 21600 0 21600 0 0 Z N"/></draw:custom-shape><draw:custom-shape text:anchor-type="paragraph" draw:z-index="13" draw:style-name="gr7" draw:text-style-name="P3" svg:width="1.3961in" svg:height="0.4169in" svg:x="0.9902in" svg:y="7.796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14" draw:style-name="gr8" draw:text-style-name="P3" svg:width="1.563in" svg:height="0.4169in" svg:x="2.5319in" svg:y="7.8071in"><text:p text:style-name="P3">→ into Connect menu</text:p><draw:enhanced-geometry svg:viewBox="0 0 21600 21600" draw:type="rectangle" draw:enhanced-path="M 0 0 L 21600 0 21600 21600 0 21600 0 0 Z N"/></draw:custom-shape><draw:custom-shape text:anchor-type="paragraph" draw:z-index="15" draw:style-name="gr8" draw:text-style-name="P3" svg:width="1.563in" svg:height="0.4169in" svg:x="4.2299in" svg:y="7.7862in"><text:p text:style-name="P3">→ into Host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16" draw:style-name="gr1" draw:text-style-name="P4" svg:width="1.365in" svg:height="0.4689in" svg:x="1.0945in" svg:y="2.6193in"><text:p text:style-name="P3">Display</text:p><draw:enhanced-geometry svg:viewBox="0 0 21600 21600" draw:type="rectangle" draw:enhanced-path="M 0 0 L 21600 0 21600 21600 0 21600 0 0 Z N"/></draw:custom-shape><draw:custom-shape text:anchor-type="paragraph" draw:z-index="17" draw:style-name="gr1" draw:text-style-name="P4" svg:width="1.365in" svg:height="0.4689in" svg:x="1.0839in" svg:y="1.9634in"><text:p text:style-name="P3">Sound</text:p><draw:enhanced-geometry svg:viewBox="0 0 21600 21600" draw:type="rectangle" draw:enhanced-path="M 0 0 L 21600 0 21600 21600 0 21600 0 0 Z N"/></draw:custom-shape><draw:custom-shape text:anchor-type="paragraph" draw:z-index="18" draw:style-name="gr1" draw:text-style-name="P4" svg:width="1.365in" svg:height="0.4689in" svg:x="1.0945in" svg:y="1.3071in"><text:p text:style-name="P3">Controls</text:p><draw:enhanced-geometry svg:viewBox="0 0 21600 21600" draw:type="rectangle" draw:enhanced-path="M 0 0 L 21600 0 21600 21600 0 21600 0 0 Z N"/></draw:custom-shape><draw:custom-shape text:anchor-type="paragraph" draw:z-index="19" draw:style-name="gr2" draw:text-style-name="P5" svg:width="1.365in" svg:height="0.4689in" svg:x="1.1047in" svg:y="0.6193in"><text:p text:style-name="P3">Config menu</text:p><draw:enhanced-geometry svg:viewBox="0 0 21600 21600" draw:type="rectangle" draw:enhanced-path="M 0 0 L 21600 0 21600 21600 0 21600 0 0 Z N"/></draw:custom-shape><draw:custom-shape text:anchor-type="paragraph" draw:z-index="20" draw:style-name="gr4" draw:text-style-name="P3" svg:width="1.7504in" svg:height="0.4169in" svg:x="2.7193in" svg:y="2.6299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21" draw:style-name="gr4" draw:text-style-name="P3" svg:width="1.7504in" svg:height="0.4169in" svg:x="2.6882in" svg:y="1.9319in"><text:p text:style-name="P3">→ into Sound menu</text:p><draw:enhanced-geometry svg:viewBox="0 0 21600 21600" draw:type="rectangle" draw:enhanced-path="M 0 0 L 21600 0 21600 21600 0 21600 0 0 Z N"/></draw:custom-shape><draw:custom-shape text:anchor-type="paragraph" draw:z-index="22" draw:style-name="gr4" draw:text-style-name="P3" svg:width="1.7504in" svg:height="0.4169in" svg:x="2.6571in" svg:y="1.328in"><text:p text:style-name="P3">→ into Key bindings</text:p><draw:enhanced-geometry svg:viewBox="0 0 21600 21600" draw:type="rectangle" draw:enhanced-path="M 0 0 L 21600 0 21600 21600 0 21600 0 0 Z N"/></draw:custom-shape><draw:custom-shape text:anchor-type="paragraph" draw:z-index="23" draw:style-name="gr1" draw:text-style-name="P4" svg:width="1.365in" svg:height="0.4689in" svg:x="1.0839in" svg:y="3.8484in"><text:p text:style-name="P3">Game</text:p><draw:enhanced-geometry svg:viewBox="0 0 21600 21600" draw:type="rectangle" draw:enhanced-path="M 0 0 L 21600 0 21600 21600 0 21600 0 0 Z N"/></draw:custom-shape><draw:custom-shape text:anchor-type="paragraph" draw:z-index="24" draw:style-name="gr4" draw:text-style-name="P3" svg:width="1.7504in" svg:height="0.4169in" svg:x="2.7091in" svg:y="3.8591in"><text:p text:style-name="P3">→ into Game config</text:p><draw:enhanced-geometry svg:viewBox="0 0 21600 21600" draw:type="rectangle" draw:enhanced-path="M 0 0 L 21600 0 21600 21600 0 21600 0 0 Z N"/></draw:custom-shape><draw:custom-shape text:anchor-type="paragraph" draw:z-index="25" draw:style-name="gr2" draw:text-style-name="P5" svg:width="1.365in" svg:height="0.4689in" svg:x="1.0528in" svg:y="5.2654in"><text:p text:style-name="P3">Connect menu</text:p><draw:enhanced-geometry svg:viewBox="0 0 21600 21600" draw:type="rectangle" draw:enhanced-path="M 0 0 L 21600 0 21600 21600 0 21600 0 0 Z N"/></draw:custom-shape><draw:custom-shape text:anchor-type="paragraph" draw:z-index="26" draw:style-name="gr1" draw:text-style-name="P4" svg:width="1.365in" svg:height="0.4689in" svg:x="1.0634in" svg:y="3.2339in"><text:p text:style-name="P3">Profiles</text:p><draw:enhanced-geometry svg:viewBox="0 0 21600 21600" draw:type="rectangle" draw:enhanced-path="M 0 0 L 21600 0 21600 21600 0 21600 0 0 Z N"/></draw:custom-shape><draw:custom-shape text:anchor-type="paragraph" draw:z-index="27" draw:style-name="gr4" draw:text-style-name="P3" svg:width="1.7504in" svg:height="0.4169in" svg:x="2.6882in" svg:y="3.2445in"><text:p text:style-name="P3">→ into Config profiles</text:p><draw:enhanced-geometry svg:viewBox="0 0 21600 21600" draw:type="rectangle" draw:enhanced-path="M 0 0 L 21600 0 21600 21600 0 21600 0 0 Z N"/></draw:custom-shape><draw:custom-shape text:anchor-type="paragraph" draw:z-index="28" draw:style-name="gr3" draw:text-style-name="P4" svg:width="4.4169in" svg:height="1.3335in" svg:x="1.0043in" svg:y="5.9528in"><text:p text:style-name="P3">Game selection list</text:p><text:p text:style-name="P3">(ping, </text:p><text:p text:style-name="P3"/><draw:enhanced-geometry svg:viewBox="0 0 21600 21600" draw:type="rectangle" draw:enhanced-path="M 0 0 L 21600 0 21600 21600 0 21600 0 0 Z N"/></draw:custom-shape><draw:custom-shape text:anchor-type="paragraph" draw:z-index="29" draw:style-name="gr1" draw:text-style-name="P4" svg:width="1.365in" svg:height="0.4689in" svg:x="0.9937in" svg:y="7.4839in"><text:p text:style-name="P3">Back</text:p><draw:enhanced-geometry svg:viewBox="0 0 21600 21600" draw:type="rectangle" draw:enhanced-path="M 0 0 L 21600 0 21600 21600 0 21600 0 0 Z N"/></draw:custom-shape><draw:custom-shape text:anchor-type="paragraph" draw:z-index="30" draw:style-name="gr1" draw:text-style-name="P4" svg:width="1.365in" svg:height="0.4689in" svg:x="3.8898in" svg:y="7.4634in"><text:p text:style-name="P3">Connect</text:p><draw:enhanced-geometry svg:viewBox="0 0 21600 21600" draw:type="rectangle" draw:enhanced-path="M 0 0 L 21600 0 21600 21600 0 21600 0 0 Z N"/></draw:custom-shape><draw:custom-shape text:anchor-type="paragraph" draw:z-index="31" draw:style-name="gr9" draw:text-style-name="P3" svg:width="1.8232in" svg:height="0.4169in" svg:x="0.5457in" svg:y="8.1508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2" draw:style-name="gr10" draw:text-style-name="P6" svg:width="2.1043in" svg:height="0.4169in" svg:x="3.6189in" svg:y="8.0571in"><text:p text:style-name="P3">→ Connect to selected server</text:p><draw:enhanced-geometry svg:viewBox="0 0 21600 21600" draw:type="rectangle" draw:enhanced-path="M 0 0 L 21600 0 21600 21600 0 21600 0 0 Z N"/></draw:custom-shape><draw:custom-shape text:anchor-type="paragraph" draw:z-index="37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38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33" draw:style-name="gr11" draw:text-style-name="P4" svg:width="3.9276in" svg:height="1.6831in" svg:x="1.0945in" svg:y="1.3071in"><text:p text:style-name="P3">World selection list</text:p><text:p text:style-name="P3">(checkboxes for visited worlds etc)</text:p><draw:enhanced-geometry svg:viewBox="0 0 21600 21600" draw:type="rectangle" draw:enhanced-path="M 0 0 L 21600 0 21600 21600 0 21600 0 0 Z N"/></draw:custom-shape><draw:custom-shape text:anchor-type="paragraph" draw:z-index="34" draw:style-name="gr2" draw:text-style-name="P5" svg:width="1.365in" svg:height="0.4689in" svg:x="1.1047in" svg:y="0.6193in"><text:p text:style-name="P3">Host menu</text:p><draw:enhanced-geometry svg:viewBox="0 0 21600 21600" draw:type="rectangle" draw:enhanced-path="M 0 0 L 21600 0 21600 21600 0 21600 0 0 Z N"/></draw:custom-shape><draw:custom-shape text:anchor-type="paragraph" draw:z-index="35" draw:style-name="gr1" draw:text-style-name="P4" svg:width="1.365in" svg:height="0.4689in" svg:x="1.0634in" svg:y="3.2339in"><text:p text:style-name="P3">Back</text:p><draw:enhanced-geometry svg:viewBox="0 0 21600 21600" draw:type="rectangle" draw:enhanced-path="M 0 0 L 21600 0 21600 21600 0 21600 0 0 Z N"/></draw:custom-shape><draw:custom-shape text:anchor-type="paragraph" draw:z-index="36" draw:style-name="gr4" draw:text-style-name="P3" svg:width="1.7504in" svg:height="0.4169in" svg:x="0.8862in" svg:y="3.8799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9" draw:style-name="gr1" draw:text-style-name="P4" svg:width="1.365in" svg:height="0.4689in" svg:x="3.7402in" svg:y="3.2339in"><text:p text:style-name="P3">Start game</text:p><draw:enhanced-geometry svg:viewBox="0 0 21600 21600" draw:type="rectangle" draw:enhanced-path="M 0 0 L 21600 0 21600 21600 0 21600 0 0 Z N"/></draw:custom-shape><draw:custom-shape text:anchor-type="paragraph" draw:z-index="40" draw:style-name="gr10" draw:text-style-name="P6" svg:width="2.1043in" svg:height="0.4169in" svg:x="3.3862in" svg:y="3.8752in"><text:p text:style-name="P3">→ Create selected world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20:59.124538835</meta:creation-date>
    <meta:generator>LibreOffice/5.0.5.2$Linux_X86_64 LibreOffice_project/00m0$Build-2</meta:generator>
    <dc:date>2016-06-17T20:14:45.375692627</dc:date>
    <meta:editing-duration>PT21M44S</meta:editing-duration>
    <meta:editing-cycles>3</meta:editing-cycles>
    <meta:document-statistic meta:table-count="0" meta:image-count="0" meta:object-count="0" meta:page-count="3" meta:paragraph-count="0" meta:word-count="0" meta:character-count="0" meta:non-whitespace-character-count="0"/>
  </office:meta>
</office:document-meta>
</file>